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19f4b" officeooo:paragraph-rsid="00119f4b"/>
    </style:style>
    <style:style style:name="P2" style:family="paragraph" style:parent-style-name="Standard" style:list-style-name="L2">
      <style:text-properties style:font-name="Liberation Sans" officeooo:rsid="00119f4b" officeooo:paragraph-rsid="00119f4b"/>
    </style:style>
    <style:style style:name="P3" style:family="paragraph" style:parent-style-name="Standard" style:list-style-name="L3">
      <style:text-properties style:font-name="Liberation Sans" officeooo:rsid="00119f4b" officeooo:paragraph-rsid="00119f4b"/>
    </style:style>
    <style:style style:name="P4" style:family="paragraph" style:parent-style-name="Standard" style:list-style-name="L3">
      <style:text-properties style:font-name="Liberation Sans" officeooo:rsid="00119f4b" officeooo:paragraph-rsid="00143c87"/>
    </style:style>
    <style:style style:name="P5" style:family="paragraph" style:parent-style-name="Standard" style:list-style-name="L4">
      <style:text-properties style:font-name="Liberation Sans" officeooo:rsid="00119f4b" officeooo:paragraph-rsid="00119f4b"/>
    </style:style>
    <style:style style:name="P6" style:family="paragraph" style:parent-style-name="Standard" style:list-style-name="L1">
      <style:text-properties style:font-name="Liberation Sans" fo:font-weight="bold" officeooo:rsid="00119f4b" officeooo:paragraph-rsid="00119f4b" style:font-weight-asian="bold" style:font-weight-complex="bold"/>
    </style:style>
    <style:style style:name="P7" style:family="paragraph" style:parent-style-name="Standard">
      <style:text-properties style:font-name="Liberation Sans" officeooo:rsid="00143c87" officeooo:paragraph-rsid="00143c87"/>
    </style:style>
    <style:style style:name="P8" style:family="paragraph" style:parent-style-name="Standard" style:list-style-name="L3">
      <style:text-properties style:font-name="Liberation Sans" officeooo:rsid="00143c87" officeooo:paragraph-rsid="00143c87"/>
    </style:style>
    <style:style style:name="P9" style:family="paragraph" style:parent-style-name="Standard" style:list-style-name="L4">
      <style:text-properties style:font-name="Liberation Sans" officeooo:rsid="0016a8b8" officeooo:paragraph-rsid="0016a8b8"/>
    </style:style>
    <style:style style:name="P10" style:family="paragraph" style:parent-style-name="Standard">
      <style:text-properties style:font-name="Liberation Sans" officeooo:rsid="0016a8b8" officeooo:paragraph-rsid="0016a8b8"/>
    </style:style>
    <style:style style:name="P11" style:family="paragraph" style:parent-style-name="Standard">
      <style:text-properties style:font-name="Liberation Sans" officeooo:rsid="0018473f" officeooo:paragraph-rsid="001847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0344"/>
    </style:style>
    <style:style style:name="T3" style:family="text">
      <style:text-properties officeooo:rsid="00143c87"/>
    </style:style>
    <style:style style:name="T4" style:family="text">
      <style:text-properties officeooo:rsid="00156c0a"/>
    </style:style>
    <style:style style:name="T5" style:family="text">
      <style:text-properties officeooo:rsid="001677af"/>
    </style:style>
    <style:style style:name="T6" style:family="text">
      <style:text-properties style:text-underline-style="solid" style:text-underline-width="auto" style:text-underline-color="font-color" officeooo:rsid="001677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ramientas ILS</text:p>
      <text:p text:style-name="P1"/>
      <text:p text:style-name="P1">Para llevar a buen término este proyecto, hace falta:</text:p>
      <text:p text:style-name="P1"/>
      <text:list xml:id="list1101911240" text:style-name="L2">
        <text:list-item>
          <text:p text:style-name="P2"><text:span text:style-name="T1">Técnico</text:span>: con horas de dedicación <text:span text:style-name="T6">exclusiva</text:span>. Sus tareas serán: </text:p>
          <text:list>
            <text:list-item>
              <text:p text:style-name="P2">proponer funcionalidades, para luego decidir cuales se implementarán.</text:p>
            </text:list-item>
            <text:list-item>
              <text:p text:style-name="P2">encargarse de realizar una primera validación de las etapas que vaya desarrollando. Una vez cerrada pasan a ‘<text:span text:style-name="T1">Testeadores</text:span>’.</text:p>
            </text:list-item>
          </text:list>
        </text:list-item>
        <text:list-item>
          <text:p text:style-name="P2"><text:span text:style-name="T1">Testeadores</text:span>: personas físicas o jurídicas que sean público objetivo. Sus tareas serán:</text:p>
          <text:list>
            <text:list-item>
              <text:p text:style-name="P2">Realizar un segundo testeo con la finalidad de detectar posibles errores. </text:p>
            </text:list-item>
            <text:list-item>
              <text:p text:style-name="P2">Evaluar la utilidad de la herramienta. </text:p>
            </text:list-item>
            <text:list-item>
              <text:p text:style-name="P2">Evaluar la experiencia de usuario.</text:p>
            </text:list-item>
          </text:list>
        </text:list-item>
      </text:list>
      <text:p text:style-name="P1"/>
      <text:p text:style-name="P7">Una vez validado por ambos, pasa a entorno <text:span text:style-name="T1">PRO</text:span></text:p>
      <text:p text:style-name="P1"/>
      <text:p text:style-name="P1">Dos herramientas <text:span text:style-name="T2">en desarrollo:</text:span></text:p>
      <text:p text:style-name="P1"/>
      <text:list xml:id="list3471783341" text:style-name="L1">
        <text:list-item>
          <text:p text:style-name="P6">Autoevaluación</text:p>
        </text:list-item>
      </text:list>
      <text:list xml:id="list1429875347" text:style-name="L3">
        <text:list-item>
          <text:list>
            <text:list-item>
              <text:p text:style-name="P4">Fase I. Finalizada. </text:p>
              <text:list>
                <text:list-item>
                  <text:p text:style-name="P4">Pendiente de realizar pruebas por parte de público objetivo</text:p>
                </text:list-item>
              </text:list>
            </text:list-item>
            <text:list-item>
              <text:p text:style-name="P3">Fase II. Pendiente de desarrollo.</text:p>
              <text:list>
                <text:list-item>
                  <text:p text:style-name="P8">En base al resultado obtenido en Fase I, hay que realizar un desarrollo que permita tener una visión global de toda la normativa específica que deb<text:span text:style-name="T5">e</text:span> aplicar junto con una serie de alarmas, recordatorios, repositorio de documentos que <text:span text:style-name="T5">necesitará</text:span> para <text:span text:style-name="T5">estar al día, llevar</text:span> un control, <text:span text:style-name="T5">un </text:span>seguimiento...</text:p>
                </text:list-item>
              </text:list>
            </text:list-item>
          </text:list>
        </text:list-item>
      </text:list>
      <text:p text:style-name="P1"/>
      <text:list xml:id="list100239412280693" text:continue-list="list3471783341" text:style-name="L1">
        <text:list-item>
          <text:p text:style-name="P6">Indicadores <text:span text:style-name="T3">ambientales</text:span></text:p>
        </text:list-item>
      </text:list>
      <text:list xml:id="list2060188910" text:style-name="L4">
        <text:list-item>
          <text:list>
            <text:list-item>
              <text:p text:style-name="P5">Entrada datos: Finalizada. Pendiente de realizar pruebas <text:span text:style-name="T4">de validación</text:span> por parte de técnico. Pendiente de realizar pruebas por parte de público objetivo.</text:p>
            </text:list-item>
            <text:list-item>
              <text:p text:style-name="P9">Explotación datos: Pendiente de revisión (demasiada funcionalidad). Pendiente de realizar pruebas se validación por parte de técnico. Pendiente de realizar pruebas por parte de público objetivo.</text:p>
            </text:list-item>
          </text:list>
        </text:list-item>
      </text:list>
      <text:p text:style-name="P10"/>
      <text:p text:style-name="P10"/>
      <text:p text:style-name="P11">Cuándo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2T11:54:44.190000000</meta:creation-date>
    <dc:date>2024-09-13T10:02:37.524000000</dc:date>
    <meta:editing-duration>PT37M40S</meta:editing-duration>
    <meta:editing-cycles>8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0" meta:word-count="225" meta:character-count="1453" meta:non-whitespace-character-count="1258"/>
  </office:meta>
</office:document-meta>
</file>